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fr" style:country-asian="FR"/>
    </style:style>
    <style:style style:name="P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fr" style:country-asian="FR"/>
    </style:style>
    <style:style style:name="P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fr" style:country-asian="FR"/>
    </style:style>
    <style:style style:name="P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fr" style:country-asian="FR"/>
    </style:style>
    <style:style style:name="P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fr" style:country-asian="FR"/>
    </style:style>
    <style:style style:name="P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fr" style:country-asian="FR"/>
    </style:style>
    <style:style style:name="P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fr" style:country-asian="FR"/>
    </style:style>
    <style:style style:name="P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fr" style:country-asian="FR"/>
    </style:style>
    <style:style style:name="P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fr" style:country-asian="FR"/>
    </style:style>
    <style:style style:name="P1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fr" style:country-asian="FR"/>
    </style:style>
    <style:style style:name="P1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fr" style:country-asian="FR"/>
    </style:style>
    <style:style style:name="P1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fr" style:country-asian="FR"/>
    </style:style>
    <style:style style:name="P1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fr" style:country-asian="FR"/>
    </style:style>
    <style:style style:name="P1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fr" style:country-asian="FR"/>
    </style:style>
    <style:style style:name="P1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fr" style:country-asian="FR"/>
    </style:style>
    <style:style style:name="P1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fr" style:country-asian="FR"/>
    </style:style>
    <style:style style:name="P1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fr" style:country-asian="FR"/>
    </style:style>
    <style:style style:name="P1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9" style:parent-style-name="Policepardéfaut" style:family="text"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fr" style:country-asian="FR"/>
    </style:style>
    <style:style style:name="T20" style:parent-style-name="Policepardéfaut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fr" style:country-asian="FR"/>
    </style:style>
    <style:style style:name="P2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2" style:parent-style-name="Policepardéfaut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fr" style:country-asian="FR"/>
    </style:style>
    <style:style style:name="T23" style:parent-style-name="Policepardéfaut" style:family="text"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fr" style:country-asian="FR"/>
    </style:style>
    <style:style style:name="P2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fr" style:country-asian="FR"/>
    </style:style>
    <style:style style:name="P2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fr" style:country-asian="FR"/>
    </style:style>
    <style:style style:name="P2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fr" style:country-asian="FR"/>
    </style:style>
    <style:style style:name="P2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fr" style:country-asian="FR"/>
    </style:style>
    <style:style style:name="P2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fr" style:country-asian="FR"/>
    </style:style>
    <style:style style:name="P2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fr" style:country-asian="FR"/>
    </style:style>
    <style:style style:name="P3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fr" style:country-asian="FR"/>
    </style:style>
    <style:style style:name="P3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2" style:parent-style-name="Policepardéfaut" style:family="text"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fr" style:country-asian="FR"/>
    </style:style>
    <style:style style:name="T33" style:parent-style-name="Policepardéfaut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fr" style:country-asian="FR"/>
    </style:style>
    <style:style style:name="P3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5" style:parent-style-name="Policepardéfaut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fr" style:country-asian="FR"/>
    </style:style>
    <style:style style:name="T36" style:parent-style-name="Policepardéfaut" style:family="text"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fr" style:country-asian="FR"/>
    </style:style>
    <style:style style:name="P3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fr" style:country-asian="FR"/>
    </style:style>
    <style:style style:name="P3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fr" style:country-asian="FR"/>
    </style:style>
    <style:style style:name="P3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fr" style:country-asian="FR"/>
    </style:style>
    <style:style style:name="P40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fr" style:country-asian="FR"/>
    </style:style>
    <style:style style:name="P4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fr" style:country-asian="FR"/>
    </style:style>
    <style:style style:name="P4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fr" style:country-asian="FR"/>
    </style:style>
    <style:style style:name="P4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fr" style:country-asian="FR"/>
    </style:style>
    <style:style style:name="P4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fr" style:country-asian="FR"/>
    </style:style>
    <style:style style:name="P4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fr" style:country-asian="FR"/>
    </style:style>
    <style:style style:name="P4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fr" style:country-asian="FR"/>
    </style:style>
    <style:style style:name="P4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fr" style:country-asian="FR"/>
    </style:style>
    <style:style style:name="P4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fr" style:country-asian="FR"/>
    </style:style>
    <style:style style:name="P4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fr" style:country-asian="FR"/>
    </style:style>
    <style:style style:name="P5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fr" style:country-asian="FR"/>
    </style:style>
    <style:style style:name="P5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fr" style:country-asian="FR"/>
    </style:style>
    <style:style style:name="P5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fr" style:country-asian="FR"/>
    </style:style>
    <style:style style:name="P5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fr" style:country-asian="FR"/>
    </style:style>
    <style:style style:name="P5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fr" style:country-asian="FR"/>
    </style:style>
    <style:style style:name="P5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fr" style:country-asian="FR"/>
    </style:style>
    <style:style style:name="P5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fr" style:country-asian="FR"/>
    </style:style>
    <style:style style:name="P5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fr" style:country-asian="FR"/>
    </style:style>
    <style:style style:name="P5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fr" style:country-asian="FR"/>
    </style:style>
    <style:style style:name="P5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fr" style:country-asian="FR"/>
    </style:style>
    <style:style style:name="P6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fr" style:country-asian="FR"/>
    </style:style>
    <style:style style:name="P6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fr" style:country-asian="FR"/>
    </style:style>
    <style:style style:name="P6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fr" style:country-asian="FR"/>
    </style:style>
    <style:style style:name="P6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fr" style:country-asian="FR"/>
    </style:style>
    <style:style style:name="P6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fr" style:country-asian="FR"/>
    </style:style>
    <style:style style:name="P6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fr" style:country-asian="FR"/>
    </style:style>
    <style:style style:name="P6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fr" style:country-asian="FR"/>
    </style:style>
    <style:style style:name="P6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fr" style:country-asian="FR"/>
    </style:style>
    <style:style style:name="P6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fr" style:country-asian="FR"/>
    </style:style>
    <style:style style:name="P6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fr" style:country-asian="FR"/>
    </style:style>
    <style:style style:name="P7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fr" style:country-asian="FR"/>
    </style:style>
    <style:style style:name="P7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fr" style:country-asian="FR"/>
    </style:style>
    <style:style style:name="P7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fr" style:country-asian="FR"/>
    </style:style>
    <style:style style:name="P7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fr" style:country-asian="FR"/>
    </style:style>
    <style:style style:name="P7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fr" style:country-asian="FR"/>
    </style:style>
    <style:style style:name="P7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fr" style:country-asian="FR"/>
    </style:style>
    <style:style style:name="P7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fr" style:country-asian="FR"/>
    </style:style>
    <style:style style:name="P7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fr" style:country-asian="FR"/>
    </style:style>
    <style:style style:name="P7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fr" style:country-asian="FR"/>
    </style:style>
    <style:style style:name="P7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fr" style:country-asian="FR"/>
    </style:style>
    <style:style style:name="P8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fr" style:country-asian="FR"/>
    </style:style>
    <style:style style:name="P8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fr" style:country-asian="FR"/>
    </style:style>
    <style:style style:name="P8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fr" style:country-asian="FR"/>
    </style:style>
    <style:style style:name="P8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fr" style:country-asian="FR"/>
    </style:style>
    <style:style style:name="P8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fr" style:country-asian="FR"/>
    </style:style>
    <style:style style:name="P8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fr" style:country-asian="FR"/>
    </style:style>
    <style:style style:name="P8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fr" style:country-asian="FR"/>
    </style:style>
    <style:style style:name="P8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fr" style:country-asian="FR"/>
    </style:style>
    <style:style style:name="P8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fr" style:country-asian="FR"/>
    </style:style>
    <style:style style:name="P8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fr" style:country-asian="FR"/>
    </style:style>
    <style:style style:name="P9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fr" style:country-asian="FR"/>
    </style:style>
    <style:style style:name="P9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fr" style:country-asian="FR"/>
    </style:style>
    <style:style style:name="P9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fr" style:country-asian="FR"/>
    </style:style>
    <style:style style:name="P9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fr" style:country-asian="FR"/>
    </style:style>
    <style:style style:name="P9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fr" style:country-asian="FR"/>
    </style:style>
    <style:style style:name="P9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fr" style:country-asian="FR"/>
    </style:style>
    <style:style style:name="P9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fr" style:country-asian="FR"/>
    </style:style>
    <style:style style:name="P9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fr" style:country-asian="FR"/>
    </style:style>
    <style:style style:name="P9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fr" style:country-asian="FR"/>
    </style:style>
    <style:style style:name="P9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fr" style:country-asian="FR"/>
    </style:style>
    <style:style style:name="P10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fr" style:country-asian="FR"/>
    </style:style>
    <style:style style:name="P10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fr" style:country-asian="FR"/>
    </style:style>
    <style:style style:name="P10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fr" style:country-asian="FR"/>
    </style:style>
    <style:style style:name="P10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fr" style:country-asian="FR"/>
    </style:style>
    <style:style style:name="P10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fr" style:country-asian="FR"/>
    </style:style>
    <style:style style:name="P10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fr" style:country-asian="FR"/>
    </style:style>
    <style:style style:name="P10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fr" style:country-asian="FR"/>
    </style:style>
    <style:style style:name="P10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fr" style:country-asian="FR"/>
    </style:style>
    <style:style style:name="P10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fr" style:country-asian="FR"/>
    </style:style>
    <style:style style:name="P10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fr" style:country-asian="FR"/>
    </style:style>
    <style:style style:name="P11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fr" style:country-asian="FR"/>
    </style:style>
    <style:style style:name="P11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fr" style:country-asian="FR"/>
    </style:style>
    <style:style style:name="P11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fr" style:country-asian="FR"/>
    </style:style>
    <style:style style:name="P11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fr" style:country-asian="FR"/>
    </style:style>
    <style:style style:name="P11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fr" style:country-asian="FR"/>
    </style:style>
    <style:style style:name="P11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fr" style:country-asian="FR"/>
    </style:style>
    <style:style style:name="P11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fr" style:country-asian="FR"/>
    </style:style>
    <style:style style:name="P11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fr" style:country-asian="FR"/>
    </style:style>
    <style:style style:name="P11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fr" style:country-asian="FR"/>
    </style:style>
    <style:style style:name="P11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fr" style:country-asian="FR"/>
    </style:style>
    <style:style style:name="P12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fr" style:country-asian="FR"/>
    </style:style>
    <style:style style:name="P12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fr" style:country-asian="FR"/>
    </style:style>
    <style:style style:name="P12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fr" style:country-asian="FR"/>
    </style:style>
    <style:style style:name="P12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fr" style:country-asian="FR"/>
    </style:style>
    <style:style style:name="P12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fr" style:country-asian="FR"/>
    </style:style>
    <style:style style:name="P12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fr" style:country-asian="FR"/>
    </style:style>
    <style:style style:name="P12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fr" style:country-asian="FR"/>
    </style:style>
    <style:style style:name="P12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fr" style:country-asian="FR"/>
    </style:style>
    <style:style style:name="P12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fr" style:country-asian="FR"/>
    </style:style>
    <style:style style:name="P12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fr" style:country-asian="FR"/>
    </style:style>
    <style:style style:name="P13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fr" style:country-asian="FR"/>
    </style:style>
    <style:style style:name="P13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fr" style:country-asian="FR"/>
    </style:style>
    <style:style style:name="P13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fr" style:country-asian="FR"/>
    </style:style>
    <style:style style:name="P13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fr" style:country-asian="FR"/>
    </style:style>
    <style:style style:name="P13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fr" style:country-asian="FR"/>
    </style:style>
    <style:style style:name="P13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fr" style:country-asian="FR"/>
    </style:style>
    <style:style style:name="P136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fr" style:country-asian="FR"/>
    </style:style>
    <style:style style:name="P13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fr" style:country-asian="FR"/>
    </style:style>
    <style:style style:name="P13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fr" style:country-asian="FR"/>
    </style:style>
    <style:style style:name="P13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fr" style:country-asian="FR"/>
    </style:style>
    <style:style style:name="P14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fr" style:country-asian="FR"/>
    </style:style>
    <style:style style:name="P14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fr" style:country-asian="FR"/>
    </style:style>
    <style:style style:name="P14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fr" style:country-asian="FR"/>
    </style:style>
    <style:style style:name="P14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fr" style:country-asian="FR"/>
    </style:style>
    <style:style style:name="P14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fr" style:country-asian="FR"/>
    </style:style>
    <style:style style:name="P14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fr" style:country-asian="FR"/>
    </style:style>
    <style:style style:name="P14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fr" style:country-asian="FR"/>
    </style:style>
    <style:style style:name="P14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fr" style:country-asian="FR"/>
    </style:style>
    <style:style style:name="P14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fr" style:country-asian="FR"/>
    </style:style>
    <style:style style:name="P14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fr" style:country-asian="FR"/>
    </style:style>
    <style:style style:name="P15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fr" style:country-asian="FR"/>
    </style:style>
    <style:style style:name="P15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fr" style:country-asian="FR"/>
    </style:style>
    <style:style style:name="P15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fr" style:country-asian="FR"/>
    </style:style>
    <style:style style:name="P15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fr" style:country-asian="FR"/>
    </style:style>
    <style:style style:name="P15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fr" style:country-asian="FR"/>
    </style:style>
    <style:style style:name="P15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fr" style:country-asian="FR"/>
    </style:style>
    <style:style style:name="P15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fr" style:country-asian="FR"/>
    </style:style>
    <style:style style:name="P15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fr" style:country-asian="FR"/>
    </style:style>
    <style:style style:name="P15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fr" style:country-asian="FR"/>
    </style:style>
    <style:style style:name="P15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fr" style:country-asian="FR"/>
    </style:style>
    <style:style style:name="P16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61" style:parent-style-name="Policepardéfaut" style:family="text"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fr" style:country-asian="FR"/>
    </style:style>
    <style:style style:name="T162" style:parent-style-name="Policepardéfaut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fr" style:country-asian="FR"/>
    </style:style>
    <style:style style:name="P16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fr" style:country-asian="FR"/>
    </style:style>
    <style:style style:name="P164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fr" style:country-asian="FR"/>
    </style:style>
    <style:style style:name="P165" style:parent-style-name="Normal" style:list-style-name="LFO2" style:family="paragraph">
      <style:paragraph-properties fo:margin-top="0.0694in" fo:margin-bottom="0.0694in" fo:line-height="100%"/>
    </style:style>
    <style:style style:name="T166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/>
    </style:style>
    <style:style style:name="T167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P168" style:parent-style-name="Normal" style:list-style-name="LFO2" style:family="paragraph">
      <style:paragraph-properties fo:margin-top="0.0694in" fo:margin-bottom="0.0694in" fo:line-height="100%"/>
    </style:style>
    <style:style style:name="T169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/>
    </style:style>
    <style:style style:name="T170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P171" style:parent-style-name="Normal" style:list-style-name="LFO2" style:family="paragraph">
      <style:paragraph-properties fo:margin-top="0.0694in" fo:margin-bottom="0.0694in" fo:line-height="100%"/>
    </style:style>
    <style:style style:name="T172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173" style:parent-style-name="Policepardéfaut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fr" style:country-asian="FR"/>
    </style:style>
    <style:style style:name="T174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P175" style:parent-style-name="Normal" style:list-style-name="LFO2" style:family="paragraph">
      <style:paragraph-properties fo:margin-top="0.0694in" fo:margin-bottom="0.0694in" fo:line-height="100%"/>
    </style:style>
    <style:style style:name="T176" style:parent-style-name="Policepardéfaut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fr" style:country-asian="FR"/>
    </style:style>
    <style:style style:name="T177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P178" style:parent-style-name="Normal" style:list-style-name="LFO2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P179" style:parent-style-name="Normal" style:list-style-name="LFO2" style:family="paragraph">
      <style:paragraph-properties fo:margin-top="0.0694in" fo:margin-bottom="0.0694in" fo:line-height="100%"/>
    </style:style>
    <style:style style:name="T180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/>
    </style:style>
    <style:style style:name="T181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P182" style:parent-style-name="Normal" style:family="paragraph">
      <style:paragraph-properties fo:margin-top="0.0694in" fo:margin-bottom="0.0694in" fo:line-height="100%"/>
    </style:style>
    <style:style style:name="T183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184" style:parent-style-name="Policepardéfaut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fr" style:country-asian="FR"/>
    </style:style>
    <style:style style:name="T185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186" style:parent-style-name="Policepardéfaut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fr" style:country-asian="FR"/>
    </style:style>
    <style:style style:name="T187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188" style:parent-style-name="Policepardéfaut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fr" style:country-asian="FR"/>
    </style:style>
    <style:style style:name="T189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</office:automatic-styles>
  <office:body>
    <office:text text:use-soft-page-breaks="true">
      <text:h text:style-name="P1" text:outline-level="3">HTML</text:h>
      <text:p text:style-name="P2">html</text:p>
      <text:p text:style-name="P3">Copier le code</text:p>
      <text:p text:style-name="P4">&lt;!DOCTYPE html&gt;</text:p>
      <text:p text:style-name="P5">&lt;html lang="fr"&gt;</text:p>
      <text:p text:style-name="P6">&lt;head&gt;</text:p>
      <text:p text:style-name="P7"><text:s text:c="4"/>&lt;meta charset="UTF-8"&gt;</text:p>
      <text:p text:style-name="P8"><text:s text:c="4"/>&lt;meta name="viewport" content="width=device-width, initial-scale=1.0"&gt;</text:p>
      <text:p text:style-name="P9"><text:s text:c="4"/>&lt;title&gt;Slider de Plats&lt;/title&gt;</text:p>
      <text:p text:style-name="P10"><text:s text:c="4"/>&lt;link rel="stylesheet" href="styles.css"&gt;</text:p>
      <text:p text:style-name="P11">&lt;/head&gt;</text:p>
      <text:p text:style-name="P12">&lt;body&gt;</text:p>
      <text:p text:style-name="P13"><text:s text:c="4"/>&lt;div class="slider"&gt;</text:p>
      <text:p text:style-name="P14"><text:s text:c="8"/>&lt;div class="slides"&gt;</text:p>
      <text:p text:style-name="P15"><text:s text:c="12"/>&lt;div class="slide"&gt;&lt;img src="image1.jpg" alt="Plat 1"&gt;&lt;/div&gt;</text:p>
      <text:p text:style-name="P16"><text:s text:c="12"/>&lt;div class="slide"&gt;&lt;img src="image2.jpg" alt="Plat 2"&gt;&lt;/div&gt;</text:p>
      <text:p text:style-name="P17"><text:s text:c="12"/>&lt;div class="slide"&gt;&lt;img src="image3.jpg" alt="Plat 3"&gt;&lt;/div&gt;</text:p>
      <text:p text:style-name="P18"><text:span text:style-name="T19"><text:s text:c="12"/></text:span><text:span text:style-name="T20">&lt;!-- Ajoutez plus de slides si nécessaire --&gt;</text:span></text:p>
      <text:p text:style-name="P21"><text:span text:style-name="T22"><text:s text:c="8"/></text:span><text:span text:style-name="T23">&lt;/div&gt;</text:span></text:p>
      <text:p text:style-name="P24"><text:s text:c="8"/>&lt;button class="prev" onclick="changeSlide(-1)"&gt;&amp;#10094;&lt;/button&gt;</text:p>
      <text:p text:style-name="P25"><text:s text:c="8"/>&lt;button class="next" onclick="changeSlide(1)"&gt;&amp;#10095;&lt;/button&gt;</text:p>
      <text:p text:style-name="P26"><text:s text:c="4"/>&lt;/div&gt;</text:p>
      <text:p text:style-name="P27"><text:s text:c="4"/>&lt;div class="dots"&gt;</text:p>
      <text:p text:style-name="P28"><text:s text:c="8"/>&lt;span class="dot" onclick="currentSlide(0)"&gt;&lt;/span&gt;</text:p>
      <text:p text:style-name="P29"><text:s text:c="8"/>&lt;span class="dot" onclick="currentSlide(1)"&gt;&lt;/span&gt;</text:p>
      <text:p text:style-name="P30"><text:s text:c="8"/>&lt;span class="dot" onclick="currentSlide(2)"&gt;&lt;/span&gt;</text:p>
      <text:p text:style-name="P31"><text:span text:style-name="T32"><text:s text:c="8"/></text:span><text:span text:style-name="T33">&lt;!-- Ajoutez plus de dots si nécessaire --&gt;</text:span></text:p>
      <text:p text:style-name="P34"><text:span text:style-name="T35"><text:s text:c="4"/></text:span><text:span text:style-name="T36">&lt;/div&gt;</text:span></text:p>
      <text:p text:style-name="P37"><text:s text:c="4"/>&lt;script src="scripts.js"&gt;&lt;/script&gt;</text:p>
      <text:p text:style-name="P38">&lt;/body&gt;</text:p>
      <text:p text:style-name="P39">&lt;/html&gt;</text:p>
      <text:h text:style-name="P40" text:outline-level="3">CSS (styles.css)</text:h>
      <text:p text:style-name="P41">css</text:p>
      <text:p text:style-name="P42">Copier le code</text:p>
      <text:p text:style-name="P43">body {</text:p>
      <text:p text:style-name="P44"><text:s text:c="4"/>font-family: Arial, sans-serif;</text:p>
      <text:p text:style-name="P45"><text:s text:c="4"/>margin: 0;</text:p>
      <text:p text:style-name="P46"><text:s text:c="4"/>padding: 0;</text:p>
      <text:p text:style-name="P47"><text:s text:c="4"/>display: flex;</text:p>
      <text:p text:style-name="P48"><text:s text:c="4"/>flex-direction: column;</text:p>
      <text:p text:style-name="P49"><text:s text:c="4"/>justify-content: center;</text:p>
      <text:p text:style-name="P50"><text:s text:c="4"/>align-items: center;</text:p>
      <text:p text:style-name="P51"><text:s text:c="4"/>height: 100vh;</text:p>
      <text:p text:style-name="P52"><text:s text:c="4"/>background-color: #f8f8f8;</text:p>
      <text:p text:style-name="P53">}</text:p>
      <text:p text:style-name="P54"/>
      <text:p text:style-name="P55">.slider {</text:p>
      <text:p text:style-name="P56"><text:s text:c="4"/>position: relative;</text:p>
      <text:p text:style-name="P57"><text:s text:c="4"/>width: 60%;</text:p>
      <text:p text:style-name="P58"><text:s text:c="4"/>max-width: 600px;</text:p>
      <text:p text:style-name="P59"><text:s text:c="4"/>height: 600px; /* Forcing square dimensions */</text:p>
      <text:p text:style-name="P60"><text:s text:c="4"/>margin: auto;</text:p>
      <text:p text:style-name="P61"><text:s text:c="4"/>overflow: hidden;</text:p>
      <text:p text:style-name="P62"><text:s text:c="4"/>border-radius: 15px;</text:p>
      <text:p text:style-name="P63"><text:s text:c="4"/>box-shadow: 0 4px 8px rgba(0, 0, 0, 0.2);</text:p>
      <text:p text:style-name="P64">}</text:p>
      <text:p text:style-name="P65"/>
      <text:soft-page-break/>
      <text:p text:style-name="P66">.slides {</text:p>
      <text:p text:style-name="P67"><text:s text:c="4"/>display: flex;</text:p>
      <text:p text:style-name="P68"><text:s text:c="4"/>transition: transform 0.5s ease-in-out;</text:p>
      <text:p text:style-name="P69"><text:s text:c="4"/>height: 100%; /* Ensure full height for square aspect ratio */</text:p>
      <text:p text:style-name="P70">}</text:p>
      <text:p text:style-name="P71"/>
      <text:p text:style-name="P72">.slide {</text:p>
      <text:p text:style-name="P73"><text:s text:c="4"/>min-width: 100%;</text:p>
      <text:p text:style-name="P74"><text:s text:c="4"/>box-sizing: border-box;</text:p>
      <text:p text:style-name="P75">}</text:p>
      <text:p text:style-name="P76"/>
      <text:p text:style-name="P77">.slide img {</text:p>
      <text:p text:style-name="P78"><text:s text:c="4"/>width: 100%;</text:p>
      <text:p text:style-name="P79"><text:s text:c="4"/>height: 100%; /* Ensures the images fill the container */</text:p>
      <text:p text:style-name="P80"><text:s text:c="4"/>object-fit: cover; /* Ensures the images maintain aspect ratio */</text:p>
      <text:p text:style-name="P81"><text:s text:c="4"/>border-radius: 15px;</text:p>
      <text:p text:style-name="P82">}</text:p>
      <text:p text:style-name="P83"/>
      <text:p text:style-name="P84">.prev, .next {</text:p>
      <text:p text:style-name="P85"><text:s text:c="4"/>cursor: pointer;</text:p>
      <text:p text:style-name="P86"><text:s text:c="4"/>position: absolute;</text:p>
      <text:p text:style-name="P87"><text:s text:c="4"/>top: 50%;</text:p>
      <text:p text:style-name="P88"><text:s text:c="4"/>width: 50px;</text:p>
      <text:p text:style-name="P89"><text:s text:c="4"/>height: 50px;</text:p>
      <text:p text:style-name="P90"><text:s text:c="4"/>margin-top: -25px;</text:p>
      <text:p text:style-name="P91"><text:s text:c="4"/>padding: 10px;</text:p>
      <text:p text:style-name="P92"><text:s text:c="4"/>color: white;</text:p>
      <text:p text:style-name="P93"><text:s text:c="4"/>font-weight: bold;</text:p>
      <text:p text:style-name="P94"><text:s text:c="4"/>font-size: 24px;</text:p>
      <text:p text:style-name="P95"><text:s text:c="4"/>transition: 0.6s ease;</text:p>
      <text:p text:style-name="P96"><text:s text:c="4"/>border-radius: 50%;</text:p>
      <text:p text:style-name="P97"><text:s text:c="4"/>background-color: rgba(0, 0, 0, 0.5);</text:p>
      <text:p text:style-name="P98"><text:s text:c="4"/>border: none;</text:p>
      <text:p text:style-name="P99"><text:s text:c="4"/>display: flex;</text:p>
      <text:p text:style-name="P100"><text:s text:c="4"/>justify-content: center;</text:p>
      <text:p text:style-name="P101"><text:s text:c="4"/>align-items: center;</text:p>
      <text:p text:style-name="P102"><text:s text:c="4"/>user-select: none;</text:p>
      <text:p text:style-name="P103">}</text:p>
      <text:p text:style-name="P104"/>
      <text:p text:style-name="P105">.prev {</text:p>
      <text:p text:style-name="P106"><text:s text:c="4"/>left: 10px;</text:p>
      <text:p text:style-name="P107">}</text:p>
      <text:p text:style-name="P108"/>
      <text:p text:style-name="P109">.next {</text:p>
      <text:p text:style-name="P110"><text:s text:c="4"/>right: 10px;</text:p>
      <text:p text:style-name="P111">}</text:p>
      <text:p text:style-name="P112"/>
      <text:p text:style-name="P113">.prev:hover, .next:hover {</text:p>
      <text:p text:style-name="P114"><text:s text:c="4"/>background-color: rgba(0, 0, 0, 0.8);</text:p>
      <text:p text:style-name="P115">}</text:p>
      <text:p text:style-name="P116"/>
      <text:p text:style-name="P117">.dots {</text:p>
      <text:p text:style-name="P118"><text:s text:c="4"/>text-align: center;</text:p>
      <text:p text:style-name="P119"><text:s text:c="4"/>padding: 10px;</text:p>
      <text:p text:style-name="P120">}</text:p>
      <text:p text:style-name="P121"/>
      <text:p text:style-name="P122">.dot {</text:p>
      <text:p text:style-name="P123"><text:s text:c="4"/>cursor: pointer;</text:p>
      <text:p text:style-name="P124"><text:s text:c="4"/>height: 15px;</text:p>
      <text:p text:style-name="P125"><text:s text:c="4"/>width: 15px;</text:p>
      <text:p text:style-name="P126"><text:s text:c="4"/>margin: 0 5px;</text:p>
      <text:soft-page-break/>
      <text:p text:style-name="P127"><text:s text:c="4"/>background-color: white;</text:p>
      <text:p text:style-name="P128"><text:s text:c="4"/>border-radius: 50%;</text:p>
      <text:p text:style-name="P129"><text:s text:c="4"/>display: inline-block;</text:p>
      <text:p text:style-name="P130"><text:s text:c="4"/>transition: background-color 0.6s ease;</text:p>
      <text:p text:style-name="P131">}</text:p>
      <text:p text:style-name="P132"/>
      <text:p text:style-name="P133">.active, .dot:hover {</text:p>
      <text:p text:style-name="P134"><text:s text:c="4"/>background-color: #717171;</text:p>
      <text:p text:style-name="P135">}</text:p>
      <text:h text:style-name="P136" text:outline-level="3">JavaScript (scripts.js)</text:h>
      <text:p text:style-name="P137">javascript</text:p>
      <text:p text:style-name="P138">Copier le code</text:p>
      <text:p text:style-name="P139">let slideIndex = 0;</text:p>
      <text:p text:style-name="P140">const slides = document.querySelectorAll('.slide');</text:p>
      <text:p text:style-name="P141">const dots = document.querySelectorAll('.dot');</text:p>
      <text:p text:style-name="P142">showSlide(slideIndex);</text:p>
      <text:p text:style-name="P143"/>
      <text:p text:style-name="P144">function changeSlide(n) {</text:p>
      <text:p text:style-name="P145"><text:s text:c="4"/>slideIndex += n;</text:p>
      <text:p text:style-name="P146"><text:s text:c="4"/>if (slideIndex &gt;= slides.length) slideIndex = 0;</text:p>
      <text:p text:style-name="P147"><text:s text:c="4"/>if (slideIndex &lt; 0) slideIndex = slides.length - 1;</text:p>
      <text:p text:style-name="P148"><text:s text:c="4"/>showSlide(slideIndex);</text:p>
      <text:p text:style-name="P149">}</text:p>
      <text:p text:style-name="P150"/>
      <text:p text:style-name="P151">function currentSlide(n) {</text:p>
      <text:p text:style-name="P152"><text:s text:c="4"/>slideIndex = n;</text:p>
      <text:p text:style-name="P153"><text:s text:c="4"/>showSlide(slideIndex);</text:p>
      <text:p text:style-name="P154">}</text:p>
      <text:p text:style-name="P155"/>
      <text:p text:style-name="P156">function showSlide(n) {</text:p>
      <text:p text:style-name="P157"><text:s text:c="4"/>const slidesContainer = document.querySelector('.slides');</text:p>
      <text:p text:style-name="P158"><text:s text:c="4"/>slidesContainer.style.transform = `translateX(-${n * 100}%)`;</text:p>
      <text:p text:style-name="P159"><text:s text:c="4"/>dots.forEach(dot =&gt; dot.classList.remove('active'));</text:p>
      <text:p text:style-name="P160"><text:span text:style-name="T161"><text:s text:c="4"/></text:span><text:span text:style-name="T162">dots[n].classList.add('active');</text:span></text:p>
      <text:p text:style-name="P163">}</text:p>
      <text:h text:style-name="P164" text:outline-level="3">Explications :</text:h>
      <text:list text:style-name="LFO2" text:continue-numbering="true">
        <text:list-item>
          <text:p text:style-name="P165"><text:span text:style-name="T166">HTML</text:span><text:span text:style-name="T167"><text:s/>: La structure est inchangée.</text:span></text:p>
        </text:list-item>
        <text:list-item>
          <text:p text:style-name="P168"><text:span text:style-name="T169">CSS</text:span><text:span text:style-name="T170"><text:s/>:</text:span></text:p>
          <text:list text:continue-numbering="true">
            <text:list-item>
              <text:p text:style-name="P171"><text:span text:style-name="T172">La hauteur du slider (</text:span><text:span text:style-name="T173">height: 600px;</text:span><text:span text:style-name="T174">) a été ajoutée pour forcer une forme carrée.</text:span></text:p>
            </text:list-item>
            <text:list-item>
              <text:p text:style-name="P175"><text:span text:style-name="T176">object-fit: cover;</text:span><text:span text:style-name="T177"><text:s/>est utilisé pour les images afin de s'assurer qu'elles remplissent correctement le conteneur carré sans déformation.</text:span></text:p>
            </text:list-item>
            <text:list-item>
              <text:p text:style-name="P178">Les dots ont maintenant une couleur de fond blanche.</text:p>
            </text:list-item>
          </text:list>
        </text:list-item>
        <text:list-item>
          <text:p text:style-name="P179"><text:span text:style-name="T180">JavaScript</text:span><text:span text:style-name="T181"><text:s/>: Inchangée.</text:span></text:p>
        </text:list-item>
      </text:list>
      <text:p text:style-name="P182"><text:span text:style-name="T183">Assurez-vous que vos images sont carrées ou assez grandes pour être redimensionnées sans perte de qualité significative. Vous pouvez également ajuster la taille en changeant la valeur de<text:s/></text:span><text:span text:style-name="T184">max-width</text:span><text:span text:style-name="T185"><text:s/>et<text:s/></text:span><text:span text:style-name="T186">height</text:span><text:span text:style-name="T187"><text:s/>dans la classe<text:s/></text:span><text:span text:style-name="T188">.slider</text:span><text:span text:style-name="T189"><text:s/>pour obtenir la taille carrée désirée. Si vous avez d'autres ajustements à faire, n'hésitez pas à le demander !</text:span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/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style:style style:name="msonormal0" style:display-name="msonormal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style:language-asian="fr" style:country-asian="FR" fo:hyphenate="false"/>
    </style:style>
    <style:style style:name="PréformatéHTML" style:display-name="Préformaté HTML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fr" style:country-asian="FR" fo:hyphenate="false"/>
    </style:style>
    <style:style style:name="PréformatéHTMLCar" style:display-name="Préformaté HTML Car" style:family="text" style:parent-style-name="Policepardéfaut">
      <style:text-properties style:font-name="Courier New" style:font-name-asian="Times New Roman" style:font-name-complex="Courier New" style:letter-kerning="false" fo:font-size="10pt" style:font-size-asian="10pt" style:font-size-complex="10pt" style:language-asian="fr" style:country-asian="FR"/>
    </style:style>
    <style:style style:name="CodeHTML" style:display-name="Code HTML" style:family="text" style:parent-style-name="Policepardéfaut">
      <style:text-properties style:font-name="Courier New" style:font-name-asian="Times New Roman" style:font-name-complex="Courier New" fo:font-size="10pt" style:font-size-asian="10pt" style:font-size-complex="10pt"/>
    </style:style>
    <style:style style:name="hljs-meta" style:display-name="hljs-meta" style:family="text" style:parent-style-name="Policepardéfaut"/>
    <style:style style:name="hljs-keyword" style:display-name="hljs-keyword" style:family="text" style:parent-style-name="Policepardéfaut"/>
    <style:style style:name="hljs-tag" style:display-name="hljs-tag" style:family="text" style:parent-style-name="Policepardéfaut"/>
    <style:style style:name="hljs-name" style:display-name="hljs-name" style:family="text" style:parent-style-name="Policepardéfaut"/>
    <style:style style:name="hljs-attr" style:display-name="hljs-attr" style:family="text" style:parent-style-name="Policepardéfaut"/>
    <style:style style:name="hljs-string" style:display-name="hljs-string" style:family="text" style:parent-style-name="Policepardéfaut"/>
    <style:style style:name="hljs-comment" style:display-name="hljs-comment" style:family="text" style:parent-style-name="Policepardéfaut"/>
    <style:style style:name="hljs-symbol" style:display-name="hljs-symbol" style:family="text" style:parent-style-name="Policepardéfaut"/>
    <style:style style:name="hljs-selector-tag" style:display-name="hljs-selector-tag" style:family="text" style:parent-style-name="Policepardéfaut"/>
    <style:style style:name="hljs-attribute" style:display-name="hljs-attribute" style:family="text" style:parent-style-name="Policepardéfaut"/>
    <style:style style:name="hljs-number" style:display-name="hljs-number" style:family="text" style:parent-style-name="Policepardéfaut"/>
    <style:style style:name="hljs-selector-class" style:display-name="hljs-selector-class" style:family="text" style:parent-style-name="Policepardéfaut"/>
    <style:style style:name="hljs-built_in" style:display-name="hljs-built_in" style:family="text" style:parent-style-name="Policepardéfaut"/>
    <style:style style:name="hljs-selector-pseudo" style:display-name="hljs-selector-pseudo" style:family="text" style:parent-style-name="Policepardéfaut"/>
    <style:style style:name="hljs-variable" style:display-name="hljs-variable" style:family="text" style:parent-style-name="Policepardéfaut"/>
    <style:style style:name="hljs-title" style:display-name="hljs-title" style:family="text" style:parent-style-name="Policepardéfaut"/>
    <style:style style:name="hljs-params" style:display-name="hljs-params" style:family="text" style:parent-style-name="Policepardéfaut"/>
    <style:style style:name="hljs-property" style:display-name="hljs-property" style:family="text" style:parent-style-name="Policepardéfaut"/>
    <style:style style:name="hljs-subst" style:display-name="hljs-subst" style:family="text" style:parent-style-name="Policepardéfaut"/>
    <style:style style:name="hljs-function" style:display-name="hljs-function" style:family="text" style:parent-style-name="Policepardéfaut"/>
    <style:style style:name="Élevé" style:display-name="Élevé" style:family="text" style:parent-style-name="Policepardéfaut">
      <style:text-properties fo:font-weight="bold" style:font-weight-asian="bold" style:font-weight-complex="bold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style:language-asian="fr" style:country-asian="FR" fo:hyphenate="false"/>
    </style:style>
    <style:style style:name="flex" style:display-name="flex" style:family="text" style:parent-style-name="Policepardéfaut"/>
    <style:style style:name="line-clamp-1" style:display-name="line-clamp-1" style:family="text" style:parent-style-name="Policepardéfau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Formation Numérique</meta:initial-creator>
    <dc:creator>Formation Numérique</dc:creator>
    <meta:creation-date>2024-06-12T09:12:00Z</meta:creation-date>
    <dc:date>2024-06-12T09:13:00Z</dc:date>
    <meta:template xlink:href="Normal" xlink:type="simple"/>
    <meta:editing-cycles>1</meta:editing-cycles>
    <meta:editing-duration>PT0S</meta:editing-duration>
    <meta:document-statistic meta:page-count="3" meta:paragraph-count="8" meta:word-count="653" meta:character-count="4241" meta:row-count="29" meta:non-whitespace-character-count="3596"/>
  </office:meta>
</office:document-meta>
</file>